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default-cell-style-name="ce2"/>
        <table:table-column table:style-name="co14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table:number-columns-repeated="8"/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15.09 26238,2624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рубли</text:p>
          </table:table-cell>
          <table:table-cell/>
          <table:table-cell office:value-type="string" calcext:value-type="string">
            <text:p>73.70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4=1994.3 -5.7</text:p>
          </table:table-cell>
          <table:table-cell table:number-columns-repeated="10"/>
        </table:table-row>
        <table:table-row table:style-name="ro1" table:number-rows-repeated="10485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.00.0000</text:date>, <text:time style:data-style-name="N2" text:time-value="12:43:07.4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6T12:11:57.441000000</dc:date>
    <meta:editing-duration>P1DT11H25M46S</meta:editing-duration>
    <meta:editing-cycles>681</meta:editing-cycles>
    <meta:document-statistic meta:table-count="1" meta:cell-count="51" meta:object-count="0"/>
  </office:meta>
</office:document-meta>
</file>